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style:font-name="Vazirmatn"/>
    </style:style>
    <style:style style:name="P2" style:family="paragraph">
      <loext:graphic-properties draw:fill-color="#ffffff"/>
      <style:paragraph-properties fo:text-align="center"/>
      <style:text-properties style:font-name="Vazirmatn"/>
    </style:style>
    <style:style style:name="P3" style:family="paragraph">
      <loext:graphic-properties draw:fill="none"/>
      <style:paragraph-properties fo:text-align="center"/>
      <style:text-properties style:font-name="Vazirmatn"/>
    </style:style>
    <style:style style:name="P4" style:family="paragraph">
      <style:text-properties style:font-name="Vazirmatn"/>
    </style:style>
    <style:style style:name="P5" style:family="paragraph">
      <loext:graphic-properties draw:fill="none" draw:fill-color="#ffffff"/>
      <style:text-properties style:font-name="Vazirmat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7.35cm" svg:y="10.81cm">
          <text:p text:style-name="P1">Training</text:p>
          <text:p text:style-name="P1">OR</text:p>
          <text:p text:style-name="P1">Learni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54cm" svg:y1="8.018cm" svg:x2="9.354cm" svg:y2="10.558cm">
          <text:p/>
        </draw:line>
        <draw:line draw:style-name="gr2" draw:text-style-name="P3" draw:layer="layout" svg:x1="9.354cm" svg:y1="17.492cm" svg:x2="9.354cm" svg:y2="14.952cm">
          <text:p/>
        </draw:line>
        <draw:line draw:style-name="gr2" draw:text-style-name="P3" draw:layer="layout" svg:x1="11.914cm" svg:y1="12.702cm" svg:x2="14.454cm" svg:y2="12.702cm">
          <text:p/>
        </draw:line>
        <draw:frame draw:style-name="gr3" draw:text-style-name="P5" draw:layer="layout" svg:width="2.928cm" svg:height="1.246cm" svg:x="7.958cm" svg:y="6.782cm">
          <draw:text-box>
            <text:p text:style-name="P4">Example</text:p>
          </draw:text-box>
        </draw:frame>
        <draw:frame draw:style-name="gr3" draw:text-style-name="P5" draw:layer="layout" svg:width="3.145cm" svg:height="1.246cm" svg:x="7.848cm" svg:y="17.5cm">
          <draw:text-box>
            <text:p text:style-name="P4">Template</text:p>
          </draw:text-box>
        </draw:frame>
        <draw:frame draw:style-name="gr3" draw:text-style-name="P5" draw:layer="layout" svg:width="2.062cm" svg:height="1.246cm" svg:x="14.625cm" svg:y="12.151cm">
          <draw:text-box>
            <text:p text:style-name="P4">Rul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35:34.780275040</meta:creation-date>
    <dc:date>2024-09-22T19:06:41.726295058</dc:date>
    <meta:editing-duration>PT20M44S</meta:editing-duration>
    <meta:editing-cycles>1</meta:editing-cycles>
    <meta:document-statistic meta:object-count="7"/>
    <meta:generator>LibreOffice/24.8.0.3$Linux_X86_64 LibreOffice_project/480$Build-3</meta:generator>
  </office:meta>
</office:document-meta>
</file>